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77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558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3.473cm"/>
    </style:style>
    <style:style style:name="co9" style:family="table-column">
      <style:table-column-properties fo:break-before="auto" style:column-width="2.723cm"/>
    </style:style>
    <style:style style:name="co10" style:family="table-column">
      <style:table-column-properties fo:break-before="auto" style:column-width="3cm"/>
    </style:style>
    <style:style style:name="ro2" style:family="table-row">
      <style:table-row-properties style:row-height="0.499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Open CPU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>
            <text:p>project name</text:p>
          </table:table-cell>
          <table:table-cell office:value-type="string">
            <text:p>project site</text:p>
          </table:table-cell>
          <table:table-cell office:value-type="string">
            <text:p>license</text:p>
          </table:table-cell>
          <table:table-cell office:value-type="string">
            <text:p>activity</text:p>
          </table:table-cell>
          <table:table-cell office:value-type="string">
            <text:p>stability</text:p>
          </table:table-cell>
          <table:table-cell office:value-type="string">
            <text:p>compiler</text:p>
          </table:table-cell>
          <table:table-cell office:value-type="string">
            <text:p>software/port</text:p>
          </table:table-cell>
          <table:table-cell office:value-type="string">
            <text:p>category</text:p>
          </table:table-cell>
          <table:table-cell office:value-type="string">
            <text:p>HDL language</text:p>
          </table:table-cell>
          <table:table-cell office:value-type="string">
            <text:p>Architecture</text:p>
          </table:table-cell>
          <table:table-cell office:value-type="string">
            <text:p>Details</text:p>
          </table:table-cell>
        </table:table-row>
        <table:table-row table:style-name="ro1">
          <table:table-cell office:value-type="string">
            <text:p>OpenRisc / OR1200</text:p>
          </table:table-cell>
          <table:table-cell office:value-type="string">
            <text:p><text:a xlink:href="http://opencores.org/project,or1k">http://opencores.org/project,or1k</text:a></text:p>
          </table:table-cell>
          <table:table-cell office:value-type="string">
            <text:p>LGPL 2,1+</text:p>
          </table:table-cell>
          <table:table-cell office:value-type="string">
            <text:p>yes</text:p>
          </table:table-cell>
          <table:table-cell office:value-type="string">
            <text:p>stable</text:p>
          </table:table-cell>
          <table:table-cell office:value-type="string">
            <text:p>Binutils+Gcc patch</text:p>
          </table:table-cell>
          <table:table-cell office:value-type="string">
            <text:p>linux, rtems, ecos</text:p>
          </table:table-cell>
          <table:table-cell office:value-type="string">
            <text:p>portable CPU</text:p>
          </table:table-cell>
          <table:table-cell office:value-type="string">
            <text:p>verilog</text:p>
          </table:table-cell>
          <table:table-cell office:value-type="string">
            <text:p>Open RISC 1000</text:p>
          </table:table-cell>
          <table:table-cell office:value-type="string">
            <text:p>32bit Risc, Harvard, caches, MMU</text:p>
          </table:table-cell>
        </table:table-row>
        <table:table-row table:style-name="ro1">
          <table:table-cell office:value-type="string">
            <text:p>OpenSparc</text:p>
          </table:table-cell>
          <table:table-cell office:value-type="string">
            <text:p><text:a xlink:href="http://www.opensparc.net/opensparc-t1/index.html">http://www.opensparc.net/opensparc-t1/index.html</text:a></text:p>
          </table:table-cell>
          <table:table-cell office:value-type="string">
            <text:p>GPL 2</text:p>
          </table:table-cell>
          <table:table-cell office:value-type="string">
            <text:p>probably</text:p>
          </table:table-cell>
          <table:table-cell office:value-type="string">
            <text:p>stable</text:p>
          </table:table-cell>
          <table:table-cell office:value-type="string">
            <text:p>any SPARC Compiler ?</text:p>
          </table:table-cell>
          <table:table-cell office:value-type="string">
            <text:p>any SPARC software ?</text:p>
          </table:table-cell>
          <table:table-cell office:value-type="string">
            <text:p>high end CPU</text:p>
          </table:table-cell>
          <table:table-cell office:value-type="string">
            <text:p>verilog</text:p>
          </table:table-cell>
          <table:table-cell office:value-type="string">
            <text:p>SPARC</text:p>
          </table:table-cell>
          <table:table-cell office:value-type="string">
            <text:p>8 cores, 64bit Risc</text:p>
          </table:table-cell>
        </table:table-row>
        <table:table-row table:style-name="ro1">
          <table:table-cell office:value-type="string">
            <text:p>Simply RISC S1 Core</text:p>
          </table:table-cell>
          <table:table-cell office:value-type="string">
            <text:p><text:a xlink:href="http://www.srisc.com/?s1">http://www.srisc.com/?s1</text:a></text:p>
          </table:table-cell>
          <table:table-cell office:value-type="string">
            <text:p>GPL 2</text:p>
          </table:table-cell>
          <table:table-cell office:value-type="string">
            <text:p>yes</text:p>
          </table:table-cell>
          <table:table-cell office:value-type="string">
            <text:p>stable</text:p>
          </table:table-cell>
          <table:table-cell office:value-type="string">
            <text:p>gcc</text:p>
          </table:table-cell>
          <table:table-cell office:value-type="string">
            <text:p>any SPARC software ?</text:p>
          </table:table-cell>
          <table:table-cell office:value-type="string">
            <text:p>portable CPU</text:p>
          </table:table-cell>
          <table:table-cell office:value-type="string">
            <text:p>verilog</text:p>
          </table:table-cell>
          <table:table-cell office:value-type="string">
            <text:p>SPARC</text:p>
          </table:table-cell>
          <table:table-cell office:value-type="string">
            <text:p>64bit Risc, caches, MMU</text:p>
          </table:table-cell>
        </table:table-row>
        <table:table-row table:style-name="ro1">
          <table:table-cell office:value-type="string">
            <text:p>PicoBlase</text:p>
          </table:table-cell>
          <table:table-cell office:value-type="string">
            <text:p><text:a xlink:href="http://www.xilinx.com/PicoBlaze">http://www.xilinx.com/PicoBlaze</text:a></text:p>
          </table:table-cell>
          <table:table-cell table:style-name="ce2" office:value-type="string">
            <text:p>NOT FREE: usable on xilinx's chip only</text:p>
          </table:table-cell>
          <table:table-cell table:number-columns-repeated="4"/>
          <table:table-cell office:value-type="string">
            <text:p>tiny micro-controller</text:p>
          </table:table-cell>
          <table:table-cell table:number-columns-repeated="3"/>
        </table:table-row>
        <table:table-row table:style-name="ro1">
          <table:table-cell office:value-type="string">
            <text:p>LatticeMico32</text:p>
          </table:table-cell>
          <table:table-cell office:value-type="string">
            <text:p><text:a xlink:href="http://www.latticesemi.com/products/intellectualproperty/ipcores/mico32/index.cfm">http://www.latticesemi.com/products/intellectualproperty/ipcores/mico32/index.cfm</text:a></text:p>
          </table:table-cell>
          <table:table-cell office:value-type="string">
            <text:p>Lattice Semiconductor Corporation Open Source License Agreement</text:p>
          </table:table-cell>
          <table:table-cell office:value-type="string">
            <text:p>yes</text:p>
          </table:table-cell>
          <table:table-cell office:value-type="string">
            <text:p>stable</text:p>
          </table:table-cell>
          <table:table-cell office:value-type="string">
            <text:p>gcc</text:p>
          </table:table-cell>
          <table:table-cell office:value-type="string">
            <text:p>uClinux</text:p>
          </table:table-cell>
          <table:table-cell office:value-type="string">
            <text:p>embedded CPU</text:p>
          </table:table-cell>
          <table:table-cell office:value-type="string">
            <text:p>verilog</text:p>
          </table:table-cell>
          <table:table-cell/>
          <table:table-cell office:value-type="string">
            <text:p>32bit Risc, optional caches, noMMU</text:p>
          </table:table-cell>
        </table:table-row>
        <table:table-row table:style-name="ro1">
          <table:table-cell office:value-type="string">
            <text:p>Navré</text:p>
          </table:table-cell>
          <table:table-cell office:value-type="string">
            <text:p><text:a xlink:href="http://opencores.org/project,navre">http://opencores.org/project,navre</text:a></text:p>
          </table:table-cell>
          <table:table-cell office:value-type="string">
            <text:p>GPL 3</text:p>
          </table:table-cell>
          <table:table-cell office:value-type="string">
            <text:p>yes</text:p>
          </table:table-cell>
          <table:table-cell office:value-type="string">
            <text:p>beta</text:p>
          </table:table-cell>
          <table:table-cell office:value-type="string">
            <text:p>avr-gcc</text:p>
          </table:table-cell>
          <table:table-cell/>
          <table:table-cell office:value-type="string">
            <text:p>tiny micro-controller</text:p>
          </table:table-cell>
          <table:table-cell office:value-type="string">
            <text:p>verilog</text:p>
          </table:table-cell>
          <table:table-cell office:value-type="string">
            <text:p>AVR</text:p>
          </table:table-cell>
          <table:table-cell office:value-type="string">
            <text:p>8bit Risc</text:p>
          </table:table-cell>
        </table:table-row>
        <table:table-row table:style-name="ro1">
          <table:table-cell office:value-type="string">
            <text:p>pARV</text:p>
          </table:table-cell>
          <table:table-cell office:value-type="string">
            <text:p><text:a xlink:href="http://opencores.org/project,pavr">http://opencores.org/project,pavr</text:a></text:p>
          </table:table-cell>
          <table:table-cell office:value-type="string">
            <text:p>GPL 2+</text:p>
          </table:table-cell>
          <table:table-cell office:value-type="string">
            <text:p>no</text:p>
          </table:table-cell>
          <table:table-cell office:value-type="string">
            <text:p>bugs</text:p>
          </table:table-cell>
          <table:table-cell office:value-type="string">
            <text:p>avr-gcc</text:p>
          </table:table-cell>
          <table:table-cell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 office:value-type="string">
            <text:p>AVR</text:p>
          </table:table-cell>
          <table:table-cell office:value-type="string">
            <text:p>8bit Risc</text:p>
          </table:table-cell>
        </table:table-row>
        <table:table-row table:style-name="ro1">
          <table:table-cell office:value-type="string">
            <text:p>AVR core</text:p>
          </table:table-cell>
          <table:table-cell office:value-type="string">
            <text:p><text:a xlink:href="http://opencores.org/project,avr_core">http://opencores.org/project,avr_core</text:a></text:p>
          </table:table-cell>
          <table:table-cell office:value-type="string">
            <text:p>No license text</text:p>
          </table:table-cell>
          <table:table-cell office:value-type="string">
            <text:p>yes</text:p>
          </table:table-cell>
          <table:table-cell office:value-type="string">
            <text:p>stable</text:p>
          </table:table-cell>
          <table:table-cell office:value-type="string">
            <text:p>avr-gcc</text:p>
          </table:table-cell>
          <table:table-cell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 office:value-type="string">
            <text:p>AVR</text:p>
          </table:table-cell>
          <table:table-cell office:value-type="string">
            <text:p>AT mega 103 clone</text:p>
          </table:table-cell>
        </table:table-row>
        <table:table-row table:style-name="ro1">
          <table:table-cell office:value-type="string">
            <text:p>AVRtinyX61core</text:p>
          </table:table-cell>
          <table:table-cell office:value-type="string">
            <text:p><text:a xlink:href="http://opencores.org/project,avrtinyx61core">http://opencores.org/project,avrtinyx61core</text:a></text:p>
          </table:table-cell>
          <table:table-cell office:value-type="string">
            <text:p>LGPL</text:p>
          </table:table-cell>
          <table:table-cell office:value-type="string">
            <text:p>Nov 2008</text:p>
          </table:table-cell>
          <table:table-cell office:value-type="string">
            <text:p>beta</text:p>
          </table:table-cell>
          <table:table-cell office:value-type="string">
            <text:p>avr-gcc</text:p>
          </table:table-cell>
          <table:table-cell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 office:value-type="string">
            <text:p>AVR</text:p>
          </table:table-cell>
          <table:table-cell office:value-type="string">
            <text:p>Atmel AVR ATtiny261/461/861 compatible</text:p>
          </table:table-cell>
        </table:table-row>
        <table:table-row table:style-name="ro1">
          <table:table-cell office:value-type="string">
            <text:p>Reduced AVR Core for CPLD</text:p>
          </table:table-cell>
          <table:table-cell office:value-type="string">
            <text:p><text:a xlink:href="http://opencores.org/project,avr8">http://opencores.org/project,avr8</text:a></text:p>
          </table:table-cell>
          <table:table-cell office:value-type="string">
            <text:p>LGPL</text:p>
          </table:table-cell>
          <table:table-cell office:value-type="string">
            <text:p>yes</text:p>
          </table:table-cell>
          <table:table-cell office:value-type="string">
            <text:p>beta</text:p>
          </table:table-cell>
          <table:table-cell office:value-type="string">
            <text:p>avr-gcc</text:p>
          </table:table-cell>
          <table:table-cell/>
          <table:table-cell office:value-type="string">
            <text:p>tiny micro-controller</text:p>
          </table:table-cell>
          <table:table-cell office:value-type="string">
            <text:p>verilog</text:p>
          </table:table-cell>
          <table:table-cell office:value-type="string">
            <text:p>AVR</text:p>
          </table:table-cell>
          <table:table-cell/>
        </table:table-row>
        <table:table-row table:style-name="ro1">
          <table:table-cell office:value-type="string">
            <text:p>LEON 3</text:p>
          </table:table-cell>
          <table:table-cell office:value-type="string">
            <text:p><text:a xlink:href="http://www.gaisler.com/cms/index.php?option=com_content&amp;task=view&amp;id=156&amp;Itemid=104">http://www.gaisler.com/cms/index.php?option=com_content&amp;task=view&amp;id=156&amp;Itemid=104</text:a></text:p>
          </table:table-cell>
          <table:table-cell office:value-type="string">
            <text:p>GPL 2+</text:p>
          </table:table-cell>
          <table:table-cell office:value-type="string">
            <text:p>yes</text:p>
          </table:table-cell>
          <table:table-cell office:value-type="string">
            <text:p>stable</text:p>
          </table:table-cell>
          <table:table-cell office:value-type="string">
            <text:p>gcc</text:p>
          </table:table-cell>
          <table:table-cell office:value-type="string">
            <text:p>linux, rtems, ecos</text:p>
          </table:table-cell>
          <table:table-cell office:value-type="string">
            <text:p>portable CPU</text:p>
          </table:table-cell>
          <table:table-cell office:value-type="string">
            <text:p>VHDL</text:p>
          </table:table-cell>
          <table:table-cell office:value-type="string">
            <text:p>SPARC</text:p>
          </table:table-cell>
          <table:table-cell office:value-type="string">
            <text:p>32bit Risc, caches, MMU, SMP</text:p>
          </table:table-cell>
        </table:table-row>
        <table:table-row table:style-name="ro1">
          <table:table-cell office:value-type="string">
            <text:p>ZPU</text:p>
          </table:table-cell>
          <table:table-cell office:value-type="string">
            <text:p><text:a xlink:href="http://opensource.zylin.com/zpu.htm">http://opensource.zylin.com/zpu.htm</text:a></text:p>
          </table:table-cell>
          <table:table-cell office:value-type="string">
            <text:p>BSD + GPL</text:p>
          </table:table-cell>
          <table:table-cell office:value-type="string">
            <text:p>yes</text:p>
          </table:table-cell>
          <table:table-cell office:value-type="string">
            <text:p>stable</text:p>
          </table:table-cell>
          <table:table-cell office:value-type="string">
            <text:p>Binutils+Gcc patch</text:p>
          </table:table-cell>
          <table:table-cell office:value-type="string">
            <text:p>ecos, freeRTOS</text:p>
          </table:table-cell>
          <table:table-cell office:value-type="string">
            <text:p>tiny micro-controller</text:p>
          </table:table-cell>
          <table:table-cell office:value-type="string">
            <text:p>VHDL &amp; verilog</text:p>
          </table:table-cell>
          <table:table-cell office:value-type="string">
            <text:p>ZPU</text:p>
          </table:table-cell>
          <table:table-cell office:value-type="string">
            <text:p>Zero-operand (stack based) cpu</text:p>
          </table:table-cell>
        </table:table-row>
        <table:table-row table:style-name="ro1">
          <table:table-cell office:value-type="string">
            <text:p>AEMB</text:p>
          </table:table-cell>
          <table:table-cell office:value-type="string">
            <text:p><text:a xlink:href="http://www.aeste.my/aemb">http://www.aeste.my/aemb</text:a></text:p>
          </table:table-cell>
          <table:table-cell office:value-type="string">
            <text:p>GPL 3+</text:p>
          </table:table-cell>
          <table:table-cell office:value-type="string">
            <text:p>probably</text:p>
          </table:table-cell>
          <table:table-cell office:value-type="string">
            <text:p>beta</text:p>
          </table:table-cell>
          <table:table-cell office:value-type="string">
            <text:p>mb-gcc = patches?</text:p>
          </table:table-cell>
          <table:table-cell office:value-type="string">
            <text:p>ucLinux?</text:p>
          </table:table-cell>
          <table:table-cell office:value-type="string">
            <text:p>embedded CPU</text:p>
          </table:table-cell>
          <table:table-cell office:value-type="string">
            <text:p>verilog</text:p>
          </table:table-cell>
          <table:table-cell/>
          <table:table-cell office:value-type="string">
            <text:p>32bit Risc, based on xilinx MicroBlase instruction set</text:p>
          </table:table-cell>
        </table:table-row>
        <table:table-row table:style-name="ro1">
          <table:table-cell office:value-type="string">
            <text:p>OpenFire</text:p>
          </table:table-cell>
          <table:table-cell office:value-type="string">
            <text:p><text:a xlink:href="http://opencores.org/project,openfire_core">http://opencores.org/project,openfire_core</text:a></text:p>
          </table:table-cell>
          <table:table-cell office:value-type="string">
            <text:p>MIT license</text:p>
          </table:table-cell>
          <table:table-cell office:value-type="string">
            <text:p>no (Dec 2007)</text:p>
          </table:table-cell>
          <table:table-cell office:value-type="string">
            <text:p>alpha</text:p>
          </table:table-cell>
          <table:table-cell office:value-type="string">
            <text:p>mb-gcc = patches?</text:p>
          </table:table-cell>
          <table:table-cell/>
          <table:table-cell office:value-type="string">
            <text:p>embedded CPU</text:p>
          </table:table-cell>
          <table:table-cell office:value-type="string">
            <text:p>verilog</text:p>
          </table:table-cell>
          <table:table-cell office:value-type="string">
            <text:p>DLX</text:p>
          </table:table-cell>
          <table:table-cell office:value-type="string">
            <text:p>32bit Risc, based on xilinx MicroBlase instruction set</text:p>
          </table:table-cell>
        </table:table-row>
        <table:table-row table:style-name="ro1">
          <table:table-cell office:value-type="string">
            <text:p>PacoBlase</text:p>
          </table:table-cell>
          <table:table-cell office:value-type="string">
            <text:p><text:a xlink:href="http://bleyer.org/pacoblaze/">http://bleyer.org/pacoblaze/</text:a></text:p>
          </table:table-cell>
          <table:table-cell office:value-type="string">
            <text:p>mBSD</text:p>
          </table:table-cell>
          <table:table-cell office:value-type="string">
            <text:p>no (May 2007)</text:p>
          </table:table-cell>
          <table:table-cell office:value-type="string">
            <text:p>stable</text:p>
          </table:table-cell>
          <table:table-cell office:value-type="string">
            <text:p>KCAsm</text:p>
          </table:table-cell>
          <table:table-cell/>
          <table:table-cell office:value-type="string">
            <text:p>tiny micro-controller</text:p>
          </table:table-cell>
          <table:table-cell office:value-type="string">
            <text:p>verilog</text:p>
          </table:table-cell>
          <table:table-cell/>
          <table:table-cell office:value-type="string">
            <text:p>8bit</text:p>
          </table:table-cell>
        </table:table-row>
        <table:table-row table:style-name="ro1">
          <table:table-cell office:value-type="string">
            <text:p>YASEP</text:p>
          </table:table-cell>
          <table:table-cell office:value-type="string">
            <text:p><text:a xlink:href="http://yasep.org/">http://yasep.org/</text:a></text:p>
          </table:table-cell>
          <table:table-cell office:value-type="string">
            <text:p>aGPL 3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own assembler</text:p>
          </table:table-cell>
          <table:table-cell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/>
          <table:table-cell office:value-type="string">
            <text:p>configurable (16-bit or 32-bit) microcontroller</text:p>
          </table:table-cell>
        </table:table-row>
        <table:table-row table:style-name="ro1">
          <table:table-cell office:value-type="string">
            <text:p>CPU86</text:p>
          </table:table-cell>
          <table:table-cell office:value-type="string">
            <text:p><text:a xlink:href="http://www.ht-lab.com/freecores/cpu8086/cpu86.html">http://www.ht-lab.com/freecores/cpu8086/cpu86.html</text:a></text:p>
          </table:table-cell>
          <table:table-cell office:value-type="string">
            <text:p>GPL 2 ?</text:p>
          </table:table-cell>
          <table:table-cell office:value-type="string">
            <text:p>yes</text:p>
          </table:table-cell>
          <table:table-cell/>
          <table:table-cell office:value-type="string">
            <text:p>Any 8088 compiler</text:p>
          </table:table-cell>
          <table:table-cell table:number-columns-repeated="2"/>
          <table:table-cell office:value-type="string">
            <text:p>VHDL</text:p>
          </table:table-cell>
          <table:table-cell office:value-type="string">
            <text:p>8088 clone</text:p>
          </table:table-cell>
          <table:table-cell/>
        </table:table-row>
        <table:table-row table:style-name="ro1">
          <table:table-cell office:value-type="string">
            <text:p>Zet86</text:p>
          </table:table-cell>
          <table:table-cell office:value-type="string">
            <text:p><text:a xlink:href="http://zet.aluzina.org/index.php/Zet_processor">http://zet.aluzina.org/index.php/Zet_processor</text:a></text:p>
          </table:table-cell>
          <table:table-cell office:value-type="string">
            <text:p>GPL 3+</text:p>
          </table:table-cell>
          <table:table-cell office:value-type="string">
            <text:p>yes</text:p>
          </table:table-cell>
          <table:table-cell office:value-type="string">
            <text:p>alpha</text:p>
          </table:table-cell>
          <table:table-cell/>
          <table:table-cell office:value-type="string">
            <text:p>running dos/win3.0 binaries</text:p>
          </table:table-cell>
          <table:table-cell/>
          <table:table-cell office:value-type="string">
            <text:p>verilog</text:p>
          </table:table-cell>
          <table:table-cell office:value-type="string">
            <text:p>x86 clone</text:p>
          </table:table-cell>
          <table:table-cell office:value-type="string">
            <text:p>16bit only (80186)</text:p>
          </table:table-cell>
        </table:table-row>
        <table:table-row table:style-name="ro1">
          <table:table-cell office:value-type="string">
            <text:p>openMSP430</text:p>
          </table:table-cell>
          <table:table-cell office:value-type="string">
            <text:p><text:a xlink:href="http://opencores.org/project,openmsp430">http://opencores.org/project,openmsp430</text:a></text:p>
          </table:table-cell>
          <table:table-cell office:value-type="string">
            <text:p>LGPL 2,1+</text:p>
          </table:table-cell>
          <table:table-cell office:value-type="string">
            <text:p>yes</text:p>
          </table:table-cell>
          <table:table-cell office:value-type="string">
            <text:p>stable</text:p>
          </table:table-cell>
          <table:table-cell office:value-type="string">
            <text:p>mspgcc (port of gcc)</text:p>
          </table:table-cell>
          <table:table-cell/>
          <table:table-cell office:value-type="string">
            <text:p>tiny micro-controller</text:p>
          </table:table-cell>
          <table:table-cell office:value-type="string">
            <text:p>verilog</text:p>
          </table:table-cell>
          <table:table-cell office:value-type="string">
            <text:p>TI MSP430 clone</text:p>
          </table:table-cell>
          <table:table-cell office:value-type="string">
            <text:p>16bit DSP</text:p>
          </table:table-cell>
        </table:table-row>
        <table:table-row table:style-name="ro1">
          <table:table-cell office:value-type="string">
            <text:p>Plasma</text:p>
          </table:table-cell>
          <table:table-cell office:value-type="string">
            <text:p><text:a xlink:href="http://opencores.org/project,plasma">http://opencores.org/project,plasma</text:a></text:p>
          </table:table-cell>
          <table:table-cell office:value-type="string">
            <text:p>public domain</text:p>
          </table:table-cell>
          <table:table-cell office:value-type="string">
            <text:p>yes</text:p>
          </table:table-cell>
          <table:table-cell office:value-type="string">
            <text:p>stable</text:p>
          </table:table-cell>
          <table:table-cell office:value-type="string">
            <text:p>gcc</text:p>
          </table:table-cell>
          <table:table-cell/>
          <table:table-cell office:value-type="string">
            <text:p>embedded CPU</text:p>
          </table:table-cell>
          <table:table-cell office:value-type="string">
            <text:p>VHDL</text:p>
          </table:table-cell>
          <table:table-cell office:value-type="string">
            <text:p>MIPS</text:p>
          </table:table-cell>
          <table:table-cell office:value-type="string">
            <text:p>32bit Risc, MIPS I, optional cache</text:p>
          </table:table-cell>
        </table:table-row>
        <table:table-row table:style-name="ro1">
          <table:table-cell office:value-type="string">
            <text:p>T400 µController</text:p>
          </table:table-cell>
          <table:table-cell office:value-type="string">
            <text:p><text:a xlink:href="http://opencores.org/project,t400">http://opencores.org/project,t400</text:a></text:p>
          </table:table-cell>
          <table:table-cell office:value-type="string">
            <text:p>GPL 2 / HDL special</text:p>
          </table:table-cell>
          <table:table-cell office:value-type="string">
            <text:p>yes</text:p>
          </table:table-cell>
          <table:table-cell office:value-type="string">
            <text:p>stable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 office:value-type="string">
            <text:p>COP400 clone</text:p>
          </table:table-cell>
          <table:table-cell office:value-type="string">
            <text:p>4bit</text:p>
          </table:table-cell>
        </table:table-row>
        <table:table-row table:style-name="ro1">
          <table:table-cell office:value-type="string">
            <text:p>T48 µController</text:p>
          </table:table-cell>
          <table:table-cell office:value-type="string">
            <text:p><text:a xlink:href="http://opencores.org/project,t48">http://opencores.org/project,t48</text:a></text:p>
          </table:table-cell>
          <table:table-cell office:value-type="string">
            <text:p>GPL 2 / HDL special</text:p>
          </table:table-cell>
          <table:table-cell office:value-type="string">
            <text:p>yes</text:p>
          </table:table-cell>
          <table:table-cell office:value-type="string">
            <text:p>stable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 office:value-type="string">
            <text:p>MCS-48 clone</text:p>
          </table:table-cell>
          <table:table-cell office:value-type="string">
            <text:p>8bit</text:p>
          </table:table-cell>
        </table:table-row>
        <table:table-row table:style-name="ro1">
          <table:table-cell office:value-type="string">
            <text:p>16 Bit Microcontroller</text:p>
          </table:table-cell>
          <table:table-cell office:value-type="string">
            <text:p><text:a xlink:href="http://opencores.org/project,c16">http://opencores.org/project,c16</text:a></text:p>
          </table:table-cell>
          <table:table-cell office:value-type="string">
            <text:p>No license text</text:p>
          </table:table-cell>
          <table:table-cell office:value-type="string">
            <text:p>maybe</text:p>
          </table:table-cell>
          <table:table-cell office:value-type="string">
            <text:p>stable</text:p>
          </table:table-cell>
          <table:table-cell office:value-type="string">
            <text:p>dedicated asm+c</text:p>
          </table:table-cell>
          <table:table-cell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/>
          <table:table-cell office:value-type="string">
            <text:p>16bit</text:p>
          </table:table-cell>
        </table:table-row>
        <table:table-row table:style-name="ro1">
          <table:table-cell office:value-type="string">
            <text:p>Spartan Blue</text:p>
          </table:table-cell>
          <table:table-cell office:value-type="string">
            <text:p><text:a xlink:href="http://opencores.org/project,blue">http://opencores.org/project,blue</text:a></text:p>
          </table:table-cell>
          <table:table-cell office:value-type="string">
            <text:p>LGPL 3+</text:p>
          </table:table-cell>
          <table:table-cell office:value-type="string">
            <text:p>yes</text:p>
          </table:table-cell>
          <table:table-cell office:value-type="string">
            <text:p>stable</text:p>
          </table:table-cell>
          <table:table-cell office:value-type="string">
            <text:p>own asm</text:p>
          </table:table-cell>
          <table:table-cell/>
          <table:table-cell office:value-type="string">
            <text:p>tiny micro-controller</text:p>
          </table:table-cell>
          <table:table-cell office:value-type="string">
            <text:p>verilog</text:p>
          </table:table-cell>
          <table:table-cell office:value-type="string">
            <text:p>blue</text:p>
          </table:table-cell>
          <table:table-cell office:value-type="string">
            <text:p>16bit</text:p>
          </table:table-cell>
        </table:table-row>
        <table:table-row table:style-name="ro1">
          <table:table-cell office:value-type="string">
            <text:p>1664 microprocessor</text:p>
          </table:table-cell>
          <table:table-cell office:value-type="string">
            <text:p><text:a xlink:href="http://opencores.org/project,1664">http://opencores.org/project,1664</text:a></text:p>
          </table:table-cell>
          <table:table-cell office:value-type="string">
            <text:p>public domain ?</text:p>
          </table:table-cell>
          <table:table-cell table:number-columns-repeated="5"/>
          <table:table-cell office:value-type="string">
            <text:p>C / C++</text:p>
          </table:table-cell>
          <table:table-cell office:value-type="string">
            <text:p>simulator only ?</text:p>
          </table:table-cell>
          <table:table-cell/>
        </table:table-row>
        <table:table-row table:style-name="ro1">
          <table:table-cell office:value-type="string">
            <text:p>68hc05</text:p>
          </table:table-cell>
          <table:table-cell office:value-type="string">
            <text:p><text:a xlink:href="http://opencores.org/project,68hc05">http://opencores.org/project,68hc05</text:a></text:p>
          </table:table-cell>
          <table:table-cell office:value-type="string">
            <text:p>?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 office:value-type="string">
            <text:p>MC68HC05 clone</text:p>
          </table:table-cell>
          <table:table-cell/>
        </table:table-row>
        <table:table-row table:style-name="ro1">
          <table:table-cell office:value-type="string">
            <text:p>68hc08</text:p>
          </table:table-cell>
          <table:table-cell office:value-type="string">
            <text:p><text:a xlink:href="http://opencores.org/project,68hc08">http://opencores.org/project,68hc08</text:a></text:p>
          </table:table-cell>
          <table:table-cell office:value-type="string">
            <text:p>?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 office:value-type="string">
            <text:p>MC68HC08 clone</text:p>
          </table:table-cell>
          <table:table-cell/>
        </table:table-row>
        <table:table-row table:style-name="ro1">
          <table:table-cell office:value-type="string">
            <text:p>mcu8</text:p>
          </table:table-cell>
          <table:table-cell office:value-type="string">
            <text:p><text:a xlink:href="http://opencores.org/project,mcu8">http://opencores.org/project,mcu8</text:a></text:p>
          </table:table-cell>
          <table:table-cell office:value-type="string">
            <text:p>LGPL ? <text:s/>No license text</text:p>
          </table:table-cell>
          <table:table-cell office:value-type="string">
            <text:p>no</text:p>
          </table:table-cell>
          <table:table-cell office:value-type="string">
            <text:p>alpha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/>
          <table:table-cell office:value-type="string">
            <text:p>8bit</text:p>
          </table:table-cell>
        </table:table-row>
        <table:table-row table:style-name="ro1">
          <table:table-cell office:value-type="string">
            <text:p>8051 core</text:p>
          </table:table-cell>
          <table:table-cell office:value-type="string">
            <text:p><text:a xlink:href="http://opencores.org/project,8051">http://opencores.org/project,8051</text:a></text:p>
          </table:table-cell>
          <table:table-cell office:value-type="string">
            <text:p>LGPL 2,1+</text:p>
          </table:table-cell>
          <table:table-cell office:value-type="string">
            <text:p>no</text:p>
          </table:table-cell>
          <table:table-cell office:value-type="string">
            <text:p>alpha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erilog</text:p>
          </table:table-cell>
          <table:table-cell office:value-type="string">
            <text:p>8051 clone</text:p>
          </table:table-cell>
          <table:table-cell office:value-type="string">
            <text:p>8bit</text:p>
          </table:table-cell>
        </table:table-row>
        <table:table-row table:style-name="ro1">
          <table:table-cell office:value-type="string">
            <text:p>8080 compatible cpu</text:p>
          </table:table-cell>
          <table:table-cell office:value-type="string">
            <text:p><text:a xlink:href="http://opencores.org/project,cpu8080">http://opencores.org/project,cpu8080</text:a></text:p>
          </table:table-cell>
          <table:table-cell office:value-type="string">
            <text:p>public domain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erilog</text:p>
          </table:table-cell>
          <table:table-cell office:value-type="string">
            <text:p>8080 clone</text:p>
          </table:table-cell>
          <table:table-cell/>
        </table:table-row>
        <table:table-row table:style-name="ro1">
          <table:table-cell office:value-type="string">
            <text:p>ae18</text:p>
          </table:table-cell>
          <table:table-cell office:value-type="string">
            <text:p><text:a xlink:href="http://opencores.org/project,ae18">http://opencores.org/project,ae18</text:a></text:p>
          </table:table-cell>
          <table:table-cell office:value-type="string">
            <text:p>LGPL 2,1+</text:p>
          </table:table-cell>
          <table:table-cell office:value-type="string">
            <text:p>no</text:p>
          </table:table-cell>
          <table:table-cell office:value-type="string">
            <text:p>beta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erilog</text:p>
          </table:table-cell>
          <table:table-cell office:value-type="string">
            <text:p>PIC18 clone</text:p>
          </table:table-cell>
          <table:table-cell office:value-type="string">
            <text:p>16bit data / 24bit code</text:p>
          </table:table-cell>
        </table:table-row>
        <table:table-row table:style-name="ro1">
          <table:table-cell office:value-type="string">
            <text:p>aeMB</text:p>
          </table:table-cell>
          <table:table-cell office:value-type="string">
            <text:p><text:a xlink:href="http://opencores.org/project,aemb">http://opencores.org/project,aemb</text:a></text:p>
          </table:table-cell>
          <table:table-cell office:value-type="string">
            <text:p>LGPL 3+</text:p>
          </table:table-cell>
          <table:table-cell office:value-type="string">
            <text:p>Dec 2009</text:p>
          </table:table-cell>
          <table:table-cell office:value-type="string">
            <text:p>beta</text:p>
          </table:table-cell>
          <table:table-cell office:value-type="string">
            <text:p>mb-gcc = patches?</text:p>
          </table:table-cell>
          <table:table-cell/>
          <table:table-cell office:value-type="string">
            <text:p>embedded CPU</text:p>
          </table:table-cell>
          <table:table-cell office:value-type="string">
            <text:p>verilog</text:p>
          </table:table-cell>
          <table:table-cell/>
          <table:table-cell office:value-type="string">
            <text:p>32bit Risc, based on xilinx MicroBlase instruction set</text:p>
          </table:table-cell>
        </table:table-row>
        <table:table-row table:style-name="ro1">
          <table:table-cell office:value-type="string">
            <text:p>Alwcpu</text:p>
          </table:table-cell>
          <table:table-cell office:value-type="string">
            <text:p><text:a xlink:href="http://opencores.org/project,alwcpu">http://opencores.org/project,alwcpu</text:a></text:p>
          </table:table-cell>
          <table:table-cell office:value-type="string">
            <text:p>LGPL</text:p>
          </table:table-cell>
          <table:table-cell office:value-type="string">
            <text:p>Dec 2009</text:p>
          </table:table-cell>
          <table:table-cell office:value-type="string">
            <text:p>alpha</text:p>
          </table:table-cell>
          <table:table-cell office:value-type="string">
            <text:p>not even asm</text:p>
          </table:table-cell>
          <table:table-cell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/>
          <table:table-cell office:value-type="string">
            <text:p>16bit</text:p>
          </table:table-cell>
        </table:table-row>
        <table:table-row table:style-name="ro1">
          <table:table-cell office:value-type="string">
            <text:p>ao68000</text:p>
          </table:table-cell>
          <table:table-cell office:value-type="string">
            <text:p><text:a xlink:href="http://opencores.org/project,ao68000">http://opencores.org/project,ao68000</text:a></text:p>
          </table:table-cell>
          <table:table-cell office:value-type="string">
            <text:p>BSD</text:p>
          </table:table-cell>
          <table:table-cell office:value-type="string">
            <text:p>yes</text:p>
          </table:table-cell>
          <table:table-cell office:value-type="string">
            <text:p>beta</text:p>
          </table:table-cell>
          <table:table-cell office:value-type="string">
            <text:p>gcc</text:p>
          </table:table-cell>
          <table:table-cell office:value-type="string">
            <text:p>linux kernel</text:p>
          </table:table-cell>
          <table:table-cell office:value-type="string">
            <text:p>embedded CPU</text:p>
          </table:table-cell>
          <table:table-cell office:value-type="string">
            <text:p>verilog</text:p>
          </table:table-cell>
          <table:table-cell office:value-type="string">
            <text:p>MC68000 clone</text:p>
          </table:table-cell>
          <table:table-cell office:value-type="string">
            <text:p>16bit</text:p>
          </table:table-cell>
        </table:table-row>
        <table:table-row table:style-name="ro1">
          <table:table-cell office:value-type="string">
            <text:p>Aquarius</text:p>
          </table:table-cell>
          <table:table-cell office:value-type="string">
            <text:p><text:a xlink:href="http://opencores.org/project,aquarius">http://opencores.org/project,aquarius</text:a></text:p>
          </table:table-cell>
          <table:table-cell office:value-type="string">
            <text:p>GPL like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office:value-type="string">
            <text:p>gcc</text:p>
          </table:table-cell>
          <table:table-cell/>
          <table:table-cell office:value-type="string">
            <text:p>embedded CPU</text:p>
          </table:table-cell>
          <table:table-cell office:value-type="string">
            <text:p>verilog</text:p>
          </table:table-cell>
          <table:table-cell office:value-type="string">
            <text:p>SuperH-2 compatible</text:p>
          </table:table-cell>
          <table:table-cell office:value-type="string">
            <text:p>16bit/32bit ?</text:p>
          </table:table-cell>
        </table:table-row>
        <table:table-row table:style-name="ro1">
          <table:table-cell office:value-type="string">
            <text:p>ASPIDA sync/async DLX Core</text:p>
          </table:table-cell>
          <table:table-cell office:value-type="string">
            <text:p><text:a xlink:href="http://opencores.org/project,aspida">http://opencores.org/project,aspida</text:a></text:p>
          </table:table-cell>
          <table:table-cell office:value-type="string">
            <text:p>LGPL 2,1+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office:value-type="string">
            <text:p>patched gcc provided</text:p>
          </table:table-cell>
          <table:table-cell/>
          <table:table-cell office:value-type="string">
            <text:p>embedded CPU</text:p>
          </table:table-cell>
          <table:table-cell office:value-type="string">
            <text:p>verilog</text:p>
          </table:table-cell>
          <table:table-cell office:value-type="string">
            <text:p>DLX</text:p>
          </table:table-cell>
          <table:table-cell office:value-type="string">
            <text:p>Can be asynchronous !</text:p>
          </table:table-cell>
        </table:table-row>
        <table:table-row table:style-name="ro1">
          <table:table-cell office:value-type="string">
            <text:p>AX8 mcu</text:p>
          </table:table-cell>
          <table:table-cell office:value-type="string">
            <text:p><text:a xlink:href="http://opencores.org/project,ax8">http://opencores.org/project,ax8</text:a></text:p>
          </table:table-cell>
          <table:table-cell office:value-type="string">
            <text:p>BSD like for hardware</text:p>
          </table:table-cell>
          <table:table-cell office:value-type="string">
            <text:p>no</text:p>
          </table:table-cell>
          <table:table-cell office:value-type="string">
            <text:p>not tested on HW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 office:value-type="string">
            <text:p>90S1200 and 90S2313 compatible</text:p>
          </table:table-cell>
          <table:table-cell office:value-type="string">
            <text:p>8/16bit ?</text:p>
          </table:table-cell>
        </table:table-row>
        <table:table-row table:style-name="ro1">
          <table:table-cell office:value-type="string">
            <text:p>ClaiRISC</text:p>
          </table:table-cell>
          <table:table-cell office:value-type="string">
            <text:p><text:a xlink:href="http://opencores.org/project,lwrisc">http://opencores.org/project,lwrisc</text:a></text:p>
          </table:table-cell>
          <table:table-cell office:value-type="string">
            <text:p>No license text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erilog</text:p>
          </table:table-cell>
          <table:table-cell office:value-type="string">
            <text:p>PIC16F57 like</text:p>
          </table:table-cell>
          <table:table-cell office:value-type="string">
            <text:p>12bit instructions</text:p>
          </table:table-cell>
        </table:table-row>
        <table:table-row table:style-name="ro1">
          <table:table-cell office:value-type="string">
            <text:p>Cowgirl</text:p>
          </table:table-cell>
          <table:table-cell office:value-type="string">
            <text:p><text:a xlink:href="http://opencores.org/project,cowgirl">http://opencores.org/project,cowgirl</text:a></text:p>
          </table:table-cell>
          <table:table-cell office:value-type="string">
            <text:p>No license text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table:number-columns-repeated="2"/>
          <table:table-cell office:value-type="string">
            <text:p>embedded CPU</text:p>
          </table:table-cell>
          <table:table-cell office:value-type="string">
            <text:p>VHDL</text:p>
          </table:table-cell>
          <table:table-cell office:value-type="string">
            <text:p>mips inspired</text:p>
          </table:table-cell>
          <table:table-cell/>
        </table:table-row>
        <table:table-row table:style-name="ro1">
          <table:table-cell office:value-type="string">
            <text:p>cpu6502_tc</text:p>
          </table:table-cell>
          <table:table-cell office:value-type="string">
            <text:p><text:a xlink:href="http://opencores.org/project,cpu6502_true_cycle">http://opencores.org/project,cpu6502_true_cycle</text:a></text:p>
          </table:table-cell>
          <table:table-cell office:value-type="string">
            <text:p>GPL 3 +</text:p>
          </table:table-cell>
          <table:table-cell office:value-type="string">
            <text:p>yes</text:p>
          </table:table-cell>
          <table:table-cell office:value-type="string">
            <text:p>stable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 office:value-type="string">
            <text:p>Rockwell's 6502 8-Bit CPU clone</text:p>
          </table:table-cell>
          <table:table-cell office:value-type="string">
            <text:p>8bit</text:p>
          </table:table-cell>
        </table:table-row>
        <table:table-row table:style-name="ro1">
          <table:table-cell office:value-type="string">
            <text:p>cpu65c02_tc</text:p>
          </table:table-cell>
          <table:table-cell office:value-type="string">
            <text:p><text:a xlink:href="http://opencores.org/project,cpu65c02_true_cycle">http://opencores.org/project,cpu65c02_true_cycle</text:a></text:p>
          </table:table-cell>
          <table:table-cell office:value-type="string">
            <text:p>GPL 3 +</text:p>
          </table:table-cell>
          <table:table-cell office:value-type="string">
            <text:p>yes</text:p>
          </table:table-cell>
          <table:table-cell office:value-type="string">
            <text:p>beta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 office:value-type="string">
            <text:p>Rockwell's 65C02 8-Bit CPU clone</text:p>
          </table:table-cell>
          <table:table-cell/>
        </table:table-row>
        <table:table-row table:style-name="ro1">
          <table:table-cell office:value-type="string">
            <text:p>Data Flow Processor</text:p>
          </table:table-cell>
          <table:table-cell office:value-type="string">
            <text:p><text:a xlink:href="http://opencores.org/project,dfp">http://opencores.org/project,dfp</text:a></text:p>
          </table:table-cell>
          <table:table-cell office:value-type="string">
            <text:p>No license text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table:number-columns-repeated="3"/>
          <table:table-cell office:value-type="string">
            <text:p>VHDL</text:p>
          </table:table-cell>
          <table:table-cell table:number-columns-repeated="2"/>
        </table:table-row>
        <table:table-row table:style-name="ro1">
          <table:table-cell office:value-type="string">
            <text:p>Diogenes: Student RISC System</text:p>
          </table:table-cell>
          <table:table-cell office:value-type="string">
            <text:p><text:a xlink:href="http://opencores.org/project,diogenes">http://opencores.org/project,diogenes</text:a></text:p>
          </table:table-cell>
          <table:table-cell office:value-type="string">
            <text:p>No license text</text:p>
          </table:table-cell>
          <table:table-cell office:value-type="string">
            <text:p>no</text:p>
          </table:table-cell>
          <table:table-cell office:value-type="string">
            <text:p>beta</text:p>
          </table:table-cell>
          <table:table-cell table:number-columns-repeated="3"/>
          <table:table-cell office:value-type="string">
            <text:p>VHDL</text:p>
          </table:table-cell>
          <table:table-cell/>
          <table:table-cell office:value-type="string">
            <text:p>Students project</text:p>
          </table:table-cell>
        </table:table-row>
        <table:table-row table:style-name="ro1">
          <table:table-cell office:value-type="string">
            <text:p>Gator Microprocessor (GuP)</text:p>
          </table:table-cell>
          <table:table-cell office:value-type="string">
            <text:p><text:a xlink:href="http://opencores.org/project,gup">http://opencores.org/project,gup</text:a></text:p>
          </table:table-cell>
          <table:table-cell office:value-type="string">
            <text:p>No license text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office:value-type="string">
            <text:p>gcc</text:p>
          </table:table-cell>
          <table:table-cell/>
          <table:table-cell office:value-type="string">
            <text:p>embedded CPU</text:p>
          </table:table-cell>
          <table:table-cell office:value-type="string">
            <text:p>VHDL</text:p>
          </table:table-cell>
          <table:table-cell office:value-type="string">
            <text:p>Motorola/Freescale 68xx Architecture</text:p>
          </table:table-cell>
          <table:table-cell/>
        </table:table-row>
        <table:table-row table:style-name="ro1">
          <table:table-cell office:value-type="string">
            <text:p>HiCoVec - a configurable SIMD CPU</text:p>
          </table:table-cell>
          <table:table-cell office:value-type="string">
            <text:p><text:a xlink:href="http://opencores.org/project,hicovec">http://opencores.org/project,hicovec</text:a></text:p>
          </table:table-cell>
          <table:table-cell office:value-type="string">
            <text:p>GPL / no text</text:p>
          </table:table-cell>
          <table:table-cell office:value-type="string">
            <text:p>yes</text:p>
          </table:table-cell>
          <table:table-cell office:value-type="string">
            <text:p>beta</text:p>
          </table:table-cell>
          <table:table-cell table:number-columns-repeated="3"/>
          <table:table-cell office:value-type="string">
            <text:p>VHDL</text:p>
          </table:table-cell>
          <table:table-cell/>
          <table:table-cell office:value-type="string">
            <text:p>32bit + vector</text:p>
          </table:table-cell>
        </table:table-row>
        <table:table-row table:style-name="ro1">
          <table:table-cell office:value-type="string">
            <text:p>HPC-16</text:p>
          </table:table-cell>
          <table:table-cell office:value-type="string">
            <text:p><text:a xlink:href="http://opencores.org/project,hpc-16">http://opencores.org/project,hpc-16</text:a></text:p>
          </table:table-cell>
          <table:table-cell office:value-type="string">
            <text:p>LGPL 2,1+</text:p>
          </table:table-cell>
          <table:table-cell office:value-type="string">
            <text:p>no</text:p>
          </table:table-cell>
          <table:table-cell office:value-type="string">
            <text:p>beta / not tested on HW</text:p>
          </table:table-cell>
          <table:table-cell table:number-columns-repeated="3"/>
          <table:table-cell office:value-type="string">
            <text:p>VHDL</text:p>
          </table:table-cell>
          <table:table-cell/>
          <table:table-cell office:value-type="string">
            <text:p>16bit</text:p>
          </table:table-cell>
        </table:table-row>
        <table:table-row table:style-name="ro1">
          <table:table-cell office:value-type="string">
            <text:p>JOP: a Java Optimized Processor</text:p>
          </table:table-cell>
          <table:table-cell office:value-type="string">
            <text:p><text:a xlink:href="http://opencores.org/project,jop">http://opencores.org/project,jop</text:a></text:p>
          </table:table-cell>
          <table:table-cell office:value-type="string">
            <text:p>GPL 3+</text:p>
          </table:table-cell>
          <table:table-cell office:value-type="string">
            <text:p>Feb 2008</text:p>
          </table:table-cell>
          <table:table-cell office:value-type="string">
            <text:p>stable</text:p>
          </table:table-cell>
          <table:table-cell table:number-columns-repeated="3"/>
          <table:table-cell office:value-type="string">
            <text:p>VHDL</text:p>
          </table:table-cell>
          <table:table-cell/>
          <table:table-cell office:value-type="string">
            <text:p>Java</text:p>
          </table:table-cell>
        </table:table-row>
        <table:table-row table:style-name="ro1">
          <table:table-cell office:value-type="string">
            <text:p>K68</text:p>
          </table:table-cell>
          <table:table-cell office:value-type="string">
            <text:p><text:a xlink:href="http://opencores.org/project,k68">http://opencores.org/project,k68</text:a></text:p>
          </table:table-cell>
          <table:table-cell office:value-type="string">
            <text:p>BSD like</text:p>
          </table:table-cell>
          <table:table-cell office:value-type="string">
            <text:p>no</text:p>
          </table:table-cell>
          <table:table-cell office:value-type="string">
            <text:p>alpha</text:p>
          </table:table-cell>
          <table:table-cell office:value-type="string">
            <text:p>gcc</text:p>
          </table:table-cell>
          <table:table-cell/>
          <table:table-cell office:value-type="string">
            <text:p>embedded CPU</text:p>
          </table:table-cell>
          <table:table-cell office:value-type="string">
            <text:p>verilog</text:p>
          </table:table-cell>
          <table:table-cell office:value-type="string">
            <text:p>68k clone</text:p>
          </table:table-cell>
          <table:table-cell/>
        </table:table-row>
        <table:table-row table:style-name="ro1">
          <table:table-cell office:value-type="string">
            <text:p>LEM1_9</text:p>
          </table:table-cell>
          <table:table-cell office:value-type="string">
            <text:p><text:a xlink:href="http://opencores.org/project,lem1_9min">http://opencores.org/project,lem1_9min</text:a></text:p>
          </table:table-cell>
          <table:table-cell office:value-type="string">
            <text:p>LGPL / no text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 table:number-columns-repeated="2"/>
        </table:table-row>
        <table:table-row table:style-name="ro1">
          <table:table-cell office:value-type="string">
            <text:p>Lightweight 8080 compatible core</text:p>
          </table:table-cell>
          <table:table-cell office:value-type="string">
            <text:p><text:a xlink:href="http://opencores.org/project,light8080">http://opencores.org/project,light8080</text:a></text:p>
          </table:table-cell>
          <table:table-cell office:value-type="string">
            <text:p>GPL 3</text:p>
          </table:table-cell>
          <table:table-cell office:value-type="string">
            <text:p>yes</text:p>
          </table:table-cell>
          <table:table-cell office:value-type="string">
            <text:p>alpha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 office:value-type="string">
            <text:p>8080 clone</text:p>
          </table:table-cell>
          <table:table-cell/>
        </table:table-row>
        <table:table-row table:style-name="ro1">
          <table:table-cell office:value-type="string">
            <text:p>M1 Core</text:p>
          </table:table-cell>
          <table:table-cell office:value-type="string">
            <text:p><text:a xlink:href="http://opencores.org/project,m1_core">http://opencores.org/project,m1_core</text:a></text:p>
          </table:table-cell>
          <table:table-cell office:value-type="string">
            <text:p>GPL / no text</text:p>
          </table:table-cell>
          <table:table-cell office:value-type="string">
            <text:p>Sept 2009</text:p>
          </table:table-cell>
          <table:table-cell office:value-type="string">
            <text:p>beta</text:p>
          </table:table-cell>
          <table:table-cell office:value-type="string">
            <text:p>gcc</text:p>
          </table:table-cell>
          <table:table-cell/>
          <table:table-cell office:value-type="string">
            <text:p>embedded CPU</text:p>
          </table:table-cell>
          <table:table-cell office:value-type="string">
            <text:p>verilog</text:p>
          </table:table-cell>
          <table:table-cell office:value-type="string">
            <text:p>mips like</text:p>
          </table:table-cell>
          <table:table-cell/>
        </table:table-row>
        <table:table-row table:style-name="ro1">
          <table:table-cell office:value-type="string">
            <text:p>MB-Lite</text:p>
          </table:table-cell>
          <table:table-cell office:value-type="string">
            <text:p><text:a xlink:href="http://opencores.org/project,mblite">http://opencores.org/project,mblite</text:a></text:p>
          </table:table-cell>
          <table:table-cell office:value-type="string">
            <text:p>LGPL / no text</text:p>
          </table:table-cell>
          <table:table-cell office:value-type="string">
            <text:p>yes</text:p>
          </table:table-cell>
          <table:table-cell office:value-type="string">
            <text:p>beta</text:p>
          </table:table-cell>
          <table:table-cell office:value-type="string">
            <text:p>mb-gcc = patches?</text:p>
          </table:table-cell>
          <table:table-cell/>
          <table:table-cell office:value-type="string">
            <text:p>embedded CPU</text:p>
          </table:table-cell>
          <table:table-cell office:value-type="string">
            <text:p>VHDL</text:p>
          </table:table-cell>
          <table:table-cell/>
          <table:table-cell office:value-type="string">
            <text:p>32bit Risc, based on xilinx MicroBlase instruction set</text:p>
          </table:table-cell>
        </table:table-row>
        <table:table-row table:style-name="ro1">
          <table:table-cell office:value-type="string">
            <text:p>McAdam's RISC Computer Architecture</text:p>
          </table:table-cell>
          <table:table-cell office:value-type="string">
            <text:p><text:a xlink:href="http://opencores.org/project,marca">http://opencores.org/project,marca</text:a></text:p>
          </table:table-cell>
          <table:table-cell office:value-type="string">
            <text:p>GPL 2 text / LGPL 2+ in headers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table:number-columns-repeated="3"/>
          <table:table-cell office:value-type="string">
            <text:p>VHDL</text:p>
          </table:table-cell>
          <table:table-cell/>
          <table:table-cell office:value-type="string">
            <text:p>16bit Risc</text:p>
          </table:table-cell>
        </table:table-row>
        <table:table-row table:style-name="ro1">
          <table:table-cell office:value-type="string">
            <text:p>MCPU - A minimal CPU for a CPLD</text:p>
          </table:table-cell>
          <table:table-cell office:value-type="string">
            <text:p><text:a xlink:href="http://opencores.org/project,mcpu">http://opencores.org/project,mcpu</text:a></text:p>
          </table:table-cell>
          <table:table-cell office:value-type="string">
            <text:p>Free=GPL ? + BSD</text:p>
          </table:table-cell>
          <table:table-cell office:value-type="string">
            <text:p>probably</text:p>
          </table:table-cell>
          <table:table-cell office:value-type="string">
            <text:p>stable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HDL &amp; verilog</text:p>
          </table:table-cell>
          <table:table-cell/>
          <table:table-cell office:value-type="string">
            <text:p>8bit minimal CPU</text:p>
          </table:table-cell>
        </table:table-row>
        <table:table-row table:style-name="ro1">
          <table:table-cell office:value-type="string">
            <text:p>MicroRISC II</text:p>
          </table:table-cell>
          <table:table-cell office:value-type="string">
            <text:p><text:a xlink:href="http://opencores.org/project,microriscii">http://opencores.org/project,microriscii</text:a></text:p>
          </table:table-cell>
          <table:table-cell office:value-type="string">
            <text:p>No license text</text:p>
          </table:table-cell>
          <table:table-cell office:value-type="string">
            <text:p>not likely</text:p>
          </table:table-cell>
          <table:table-cell office:value-type="string">
            <text:p>incomplete</text:p>
          </table:table-cell>
          <table:table-cell table:number-columns-repeated="2"/>
          <table:table-cell office:value-type="string">
            <text:p>embedded CPU</text:p>
          </table:table-cell>
          <table:table-cell office:value-type="string">
            <text:p>verilog</text:p>
          </table:table-cell>
          <table:table-cell/>
          <table:table-cell office:value-type="string">
            <text:p>32bit Risc</text:p>
          </table:table-cell>
        </table:table-row>
        <table:table-row table:style-name="ro1">
          <table:table-cell office:value-type="string">
            <text:p>Mini-Risc core</text:p>
          </table:table-cell>
          <table:table-cell office:value-type="string">
            <text:p><text:a xlink:href="http://opencores.org/project,minirisc">http://opencores.org/project,minirisc</text:a></text:p>
          </table:table-cell>
          <table:table-cell office:value-type="string">
            <text:p>BSD like</text:p>
          </table:table-cell>
          <table:table-cell office:value-type="string">
            <text:p>probably at www.ASICS.ws</text:p>
          </table:table-cell>
          <table:table-cell office:value-type="string">
            <text:p>stable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erilog</text:p>
          </table:table-cell>
          <table:table-cell office:value-type="string">
            <text:p>PIC 16C57 compatible</text:p>
          </table:table-cell>
          <table:table-cell/>
        </table:table-row>
        <table:table-row table:style-name="ro1">
          <table:table-cell office:value-type="string">
            <text:p>miniMIPS</text:p>
          </table:table-cell>
          <table:table-cell office:value-type="string">
            <text:p><text:a xlink:href="http://opencores.org/project,minimips">http://opencores.org/project,minimips</text:a></text:p>
          </table:table-cell>
          <table:table-cell office:value-type="string">
            <text:p>LGPL 2,1+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office:value-type="string">
            <text:p>gcc</text:p>
          </table:table-cell>
          <table:table-cell/>
          <table:table-cell office:value-type="string">
            <text:p>embedded CPU</text:p>
          </table:table-cell>
          <table:table-cell office:value-type="string">
            <text:p>VHDL</text:p>
          </table:table-cell>
          <table:table-cell office:value-type="string">
            <text:p>mips I architecture</text:p>
          </table:table-cell>
          <table:table-cell office:value-type="string">
            <text:p>32bit Risc</text:p>
          </table:table-cell>
        </table:table-row>
        <table:table-row table:style-name="ro1">
          <table:table-cell office:value-type="string">
            <text:p>mips789</text:p>
          </table:table-cell>
          <table:table-cell office:value-type="string">
            <text:p><text:a xlink:href="http://opencores.org/project,mips789">http://opencores.org/project,mips789</text:a></text:p>
          </table:table-cell>
          <table:table-cell office:value-type="string">
            <text:p>No license text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office:value-type="string">
            <text:p>gcc</text:p>
          </table:table-cell>
          <table:table-cell/>
          <table:table-cell office:value-type="string">
            <text:p>embedded CPU</text:p>
          </table:table-cell>
          <table:table-cell office:value-type="string">
            <text:p>verilog</text:p>
          </table:table-cell>
          <table:table-cell office:value-type="string">
            <text:p>mips I</text:p>
          </table:table-cell>
          <table:table-cell office:value-type="string">
            <text:p>32bit Risc</text:p>
          </table:table-cell>
        </table:table-row>
        <table:table-row table:style-name="ro1">
          <table:table-cell office:value-type="string">
            <text:p>nCore</text:p>
          </table:table-cell>
          <table:table-cell office:value-type="string">
            <text:p><text:a xlink:href="http://opencores.org/project,ncore">http://opencores.org/project,ncore</text:a></text:p>
          </table:table-cell>
          <table:table-cell office:value-type="string">
            <text:p>GPL / no text</text:p>
          </table:table-cell>
          <table:table-cell office:value-type="string">
            <text:p>no</text:p>
          </table:table-cell>
          <table:table-cell office:value-type="string">
            <text:p>alpha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erilog</text:p>
          </table:table-cell>
          <table:table-cell table:number-columns-repeated="2"/>
        </table:table-row>
        <table:table-row table:style-name="ro1">
          <table:table-cell office:value-type="string">
            <text:p>oks8</text:p>
          </table:table-cell>
          <table:table-cell office:value-type="string">
            <text:p><text:a xlink:href="http://opencores.org/project,oks8">http://opencores.org/project,oks8</text:a></text:p>
          </table:table-cell>
          <table:table-cell office:value-type="string">
            <text:p>GPL ? BSD Like header</text:p>
          </table:table-cell>
          <table:table-cell office:value-type="string">
            <text:p>no</text:p>
          </table:table-cell>
          <table:table-cell office:value-type="string">
            <text:p>alpha</text:p>
          </table:table-cell>
          <table:table-cell table:number-columns-repeated="3"/>
          <table:table-cell office:value-type="string">
            <text:p>verilog</text:p>
          </table:table-cell>
          <table:table-cell office:value-type="string">
            <text:p>KS86C4204/C4208/P4208 clone</text:p>
          </table:table-cell>
          <table:table-cell office:value-type="string">
            <text:p>SAM87RI instruction set</text:p>
          </table:table-cell>
        </table:table-row>
        <table:table-row table:style-name="ro1">
          <table:table-cell office:value-type="string">
            <text:p>Open8 uRISC</text:p>
          </table:table-cell>
          <table:table-cell office:value-type="string">
            <text:p><text:a xlink:href="http://opencores.org/project,open8_urisc">http://opencores.org/project,open8_urisc</text:a></text:p>
          </table:table-cell>
          <table:table-cell office:value-type="string">
            <text:p>mBSD</text:p>
          </table:table-cell>
          <table:table-cell office:value-type="string">
            <text:p>?</text:p>
          </table:table-cell>
          <table:table-cell office:value-type="string">
            <text:p>stable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/>
          <table:table-cell office:value-type="string">
            <text:p>8bit</text:p>
          </table:table-cell>
        </table:table-row>
        <table:table-row table:style-name="ro1">
          <table:table-cell office:value-type="string">
            <text:p>OpenCores54x DSP</text:p>
          </table:table-cell>
          <table:table-cell office:value-type="string">
            <text:p><text:a xlink:href="http://opencores.org/project,oc54x">http://opencores.org/project,oc54x</text:a></text:p>
          </table:table-cell>
          <table:table-cell office:value-type="string">
            <text:p>BSD like</text:p>
          </table:table-cell>
          <table:table-cell office:value-type="string">
            <text:p>no</text:p>
          </table:table-cell>
          <table:table-cell office:value-type="string">
            <text:p>beta</text:p>
          </table:table-cell>
          <table:table-cell table:number-columns-repeated="3"/>
          <table:table-cell office:value-type="string">
            <text:p>verilog</text:p>
          </table:table-cell>
          <table:table-cell office:value-type="string">
            <text:p>TI C54x DSP Clone</text:p>
          </table:table-cell>
          <table:table-cell/>
        </table:table-row>
        <table:table-row table:style-name="ro1">
          <table:table-cell office:value-type="string">
            <text:p>PDP-11/70 CPU core and SoC</text:p>
          </table:table-cell>
          <table:table-cell office:value-type="string">
            <text:p><text:a xlink:href="http://opencores.org/project,w11">http://opencores.org/project,w11</text:a></text:p>
          </table:table-cell>
          <table:table-cell office:value-type="string">
            <text:p>GPL 2+</text:p>
          </table:table-cell>
          <table:table-cell office:value-type="string">
            <text:p>yes</text:p>
          </table:table-cell>
          <table:table-cell office:value-type="string">
            <text:p>alpha</text:p>
          </table:table-cell>
          <table:table-cell table:number-columns-repeated="3"/>
          <table:table-cell office:value-type="string">
            <text:p>VHDL</text:p>
          </table:table-cell>
          <table:table-cell office:value-type="string">
            <text:p>PDP-11 Clone</text:p>
          </table:table-cell>
          <table:table-cell/>
        </table:table-row>
        <table:table-row table:style-name="ro1">
          <table:table-cell office:value-type="string">
            <text:p>PPX16 mcu</text:p>
          </table:table-cell>
          <table:table-cell office:value-type="string">
            <text:p><text:a xlink:href="http://opencores.org/project,ppx16">http://opencores.org/project,ppx16</text:a></text:p>
          </table:table-cell>
          <table:table-cell office:value-type="string">
            <text:p>BSD like for hardware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 office:value-type="string">
            <text:p>PIC16 (16C55 and 16F84) Clone</text:p>
          </table:table-cell>
          <table:table-cell/>
        </table:table-row>
        <table:table-row table:style-name="ro1">
          <table:table-cell office:value-type="string">
            <text:p>RISCMCU</text:p>
          </table:table-cell>
          <table:table-cell office:value-type="string">
            <text:p><text:a xlink:href="http://opencores.org/project,riscmcu">http://opencores.org/project,riscmcu</text:a></text:p>
          </table:table-cell>
          <table:table-cell office:value-type="string">
            <text:p>LGPL 2,1+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 office:value-type="string">
            <text:p>AVR</text:p>
          </table:table-cell>
          <table:table-cell office:value-type="string">
            <text:p>AT90S1200 clone</text:p>
          </table:table-cell>
        </table:table-row>
        <table:table-row table:style-name="ro1">
          <table:table-cell office:value-type="string">
            <text:p>risc16f84</text:p>
          </table:table-cell>
          <table:table-cell office:value-type="string">
            <text:p><text:a xlink:href="http://opencores.org/websvn,filedetails?repname=risc16f84&amp;path=%2Frisc16f84%2Ftrunk%2Frisc16f84_clk2x.v">http://opencores.org/websvn,filedetails?repname=risc16f84&amp;path=%2Frisc16f84%2Ftrunk%2Frisc16f84_clk2x.v</text:a></text:p>
          </table:table-cell>
          <table:table-cell table:style-name="ce2" office:value-type="string">
            <text:p>Not free (no commercial) + LGPL 2,1+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erilog</text:p>
          </table:table-cell>
          <table:table-cell office:value-type="string">
            <text:p>PIC like</text:p>
          </table:table-cell>
          <table:table-cell/>
        </table:table-row>
        <table:table-row table:style-name="ro1">
          <table:table-cell office:value-type="string">
            <text:p>RISC5x</text:p>
          </table:table-cell>
          <table:table-cell office:value-type="string">
            <text:p><text:a xlink:href="http://opencores.org/project,risc5x">http://opencores.org/project,risc5x</text:a></text:p>
          </table:table-cell>
          <table:table-cell office:value-type="string">
            <text:p>LGPL 2,1+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 office:value-type="string">
            <text:p>PIC like</text:p>
          </table:table-cell>
          <table:table-cell/>
        </table:table-row>
        <table:table-row table:style-name="ro1">
          <table:table-cell office:value-type="string">
            <text:p>RISC_Core_I</text:p>
          </table:table-cell>
          <table:table-cell office:value-type="string">
            <text:p><text:a xlink:href="http://opencores.org/project,risc_core_i">http://opencores.org/project,risc_core_i</text:a></text:p>
          </table:table-cell>
          <table:table-cell office:value-type="string">
            <text:p>No license text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table:number-columns-repeated="3"/>
          <table:table-cell office:value-type="string">
            <text:p>VHDL</text:p>
          </table:table-cell>
          <table:table-cell/>
          <table:table-cell office:value-type="string">
            <text:p>16bit</text:p>
          </table:table-cell>
        </table:table-row>
        <table:table-row table:style-name="ro1">
          <table:table-cell office:value-type="string">
            <text:p>RISE Microprocessor</text:p>
          </table:table-cell>
          <table:table-cell office:value-type="string">
            <text:p><text:a xlink:href="http://opencores.org/project,rise">http://opencores.org/project,rise</text:a></text:p>
          </table:table-cell>
          <table:table-cell office:value-type="string">
            <text:p>No license text</text:p>
          </table:table-cell>
          <table:table-cell office:value-type="string">
            <text:p>no</text:p>
          </table:table-cell>
          <table:table-cell office:value-type="string">
            <text:p>beta</text:p>
          </table:table-cell>
          <table:table-cell office:value-type="string">
            <text:p>gas patch only</text:p>
          </table:table-cell>
          <table:table-cell table:number-columns-repeated="2"/>
          <table:table-cell office:value-type="string">
            <text:p>VHDL</text:p>
          </table:table-cell>
          <table:table-cell table:number-columns-repeated="2"/>
        </table:table-row>
        <table:table-row table:style-name="ro1">
          <table:table-cell office:value-type="string">
            <text:p>SAYEH educational processor</text:p>
          </table:table-cell>
          <table:table-cell office:value-type="string">
            <text:p><text:a xlink:href="http://opencores.org/project,sayeh_processor">http://opencores.org/project,sayeh_processor</text:a></text:p>
          </table:table-cell>
          <table:table-cell office:value-type="string">
            <text:p>LGPL / no text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table:number-columns-repeated="3"/>
          <table:table-cell office:value-type="string">
            <text:p>verilog</text:p>
          </table:table-cell>
          <table:table-cell/>
          <table:table-cell office:value-type="string">
            <text:p>16bit</text:p>
          </table:table-cell>
        </table:table-row>
        <table:table-row table:style-name="ro1">
          <table:table-cell office:value-type="string">
            <text:p>Simple-CPU SC91-A</text:p>
          </table:table-cell>
          <table:table-cell office:value-type="string">
            <text:p><text:a xlink:href="http://opencores.org/project,simple-cpu">http://opencores.org/project,simple-cpu</text:a></text:p>
          </table:table-cell>
          <table:table-cell office:value-type="string">
            <text:p>GPL 2+</text:p>
          </table:table-cell>
          <table:table-cell office:value-type="string">
            <text:p>no</text:p>
          </table:table-cell>
          <table:table-cell office:value-type="string">
            <text:p>alpha</text:p>
          </table:table-cell>
          <table:table-cell office:value-type="string">
            <text:p>java asm, gcc planned</text:p>
          </table:table-cell>
          <table:table-cell table:number-columns-repeated="2"/>
          <table:table-cell office:value-type="string">
            <text:p>VHDL</text:p>
          </table:table-cell>
          <table:table-cell/>
          <table:table-cell office:value-type="string">
            <text:p>files on <text:a xlink:href="http://www.simple-cpu.com/">http://www.simple-cpu.com</text:a></text:p>
          </table:table-cell>
        </table:table-row>
        <table:table-row table:style-name="ro1">
          <table:table-cell office:value-type="string">
            <text:p>SXP (Simple eXtensible Pipeline ) Processor</text:p>
          </table:table-cell>
          <table:table-cell office:value-type="string">
            <text:p><text:a xlink:href="http://opencores.org/project,sxp">http://opencores.org/project,sxp</text:a></text:p>
          </table:table-cell>
          <table:table-cell office:value-type="string">
            <text:p>LGPL 2,1+</text:p>
          </table:table-cell>
          <table:table-cell office:value-type="string">
            <text:p>no</text:p>
          </table:table-cell>
          <table:table-cell office:value-type="string">
            <text:p>beta</text:p>
          </table:table-cell>
          <table:table-cell table:number-columns-repeated="3"/>
          <table:table-cell office:value-type="string">
            <text:p>verilog</text:p>
          </table:table-cell>
          <table:table-cell/>
          <table:table-cell office:value-type="string">
            <text:p>32bit</text:p>
          </table:table-cell>
        </table:table-row>
        <table:table-row table:style-name="ro1">
          <table:table-cell office:value-type="string">
            <text:p>system11</text:p>
          </table:table-cell>
          <table:table-cell office:value-type="string">
            <text:p><text:a xlink:href="http://opencores.org/project,system11">http://opencores.org/project,system11</text:a></text:p>
          </table:table-cell>
          <table:table-cell office:value-type="string">
            <text:p>GPL / no text</text:p>
          </table:table-cell>
          <table:table-cell office:value-type="string">
            <text:p>no</text:p>
          </table:table-cell>
          <table:table-cell office:value-type="string">
            <text:p>alpha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 office:value-type="string">
            <text:p>68HC11 clone</text:p>
          </table:table-cell>
          <table:table-cell/>
        </table:table-row>
        <table:table-row table:style-name="ro1">
          <table:table-cell office:value-type="string">
            <text:p>system68</text:p>
          </table:table-cell>
          <table:table-cell office:value-type="string">
            <text:p><text:a xlink:href="http://opencores.org/project,system68">http://opencores.org/project,system68</text:a></text:p>
          </table:table-cell>
          <table:table-cell office:value-type="string">
            <text:p>GPL / no text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 office:value-type="string">
            <text:p>6800 / 6801 implementation</text:p>
          </table:table-cell>
          <table:table-cell/>
        </table:table-row>
        <table:table-row table:style-name="ro1">
          <table:table-cell office:value-type="string">
            <text:p>T51 mcu</text:p>
          </table:table-cell>
          <table:table-cell office:value-type="string">
            <text:p><text:a xlink:href="http://opencores.org/project,t51">http://opencores.org/project,t51</text:a></text:p>
          </table:table-cell>
          <table:table-cell office:value-type="string">
            <text:p>BSD like for hardware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 office:value-type="string">
            <text:p>8052 clone</text:p>
          </table:table-cell>
          <table:table-cell/>
        </table:table-row>
        <table:table-row table:style-name="ro1">
          <table:table-cell office:value-type="string">
            <text:p>T65 CPU</text:p>
          </table:table-cell>
          <table:table-cell office:value-type="string">
            <text:p><text:a xlink:href="http://opencores.org/project,t65">http://opencores.org/project,t65</text:a></text:p>
          </table:table-cell>
          <table:table-cell office:value-type="string">
            <text:p>BSD like for hardware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 office:value-type="string">
            <text:p>6502, 65C02 and 65C816 instruction sets</text:p>
          </table:table-cell>
          <table:table-cell/>
        </table:table-row>
        <table:table-row table:style-name="ro1">
          <table:table-cell office:value-type="string">
            <text:p>T6507LP</text:p>
          </table:table-cell>
          <table:table-cell office:value-type="string">
            <text:p><text:a xlink:href="http://opencores.org/project,t6507lp">http://opencores.org/project,t6507lp</text:a></text:p>
          </table:table-cell>
          <table:table-cell office:value-type="string">
            <text:p>LGPL 2,1+</text:p>
          </table:table-cell>
          <table:table-cell office:value-type="string">
            <text:p>Jul 2009</text:p>
          </table:table-cell>
          <table:table-cell office:value-type="string">
            <text:p>beta</text:p>
          </table:table-cell>
          <table:table-cell table:number-columns-repeated="3"/>
          <table:table-cell office:value-type="string">
            <text:p>verilog</text:p>
          </table:table-cell>
          <table:table-cell office:value-type="string">
            <text:p>6507-compatible</text:p>
          </table:table-cell>
          <table:table-cell/>
        </table:table-row>
        <table:table-row table:style-name="ro1">
          <table:table-cell office:value-type="string">
            <text:p>T80 cpu</text:p>
          </table:table-cell>
          <table:table-cell office:value-type="string">
            <text:p><text:a xlink:href="http://opencores.org/project,t80">http://opencores.org/project,t80</text:a></text:p>
          </table:table-cell>
          <table:table-cell office:value-type="string">
            <text:p>BSD like for hardware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table:number-columns-repeated="3"/>
          <table:table-cell office:value-type="string">
            <text:p>VHDL</text:p>
          </table:table-cell>
          <table:table-cell office:value-type="string">
            <text:p>Z80, 8080 instruction set</text:p>
          </table:table-cell>
          <table:table-cell/>
        </table:table-row>
        <table:table-row table:style-name="ro1">
          <table:table-cell office:value-type="string">
            <text:p>TG68</text:p>
          </table:table-cell>
          <table:table-cell office:value-type="string">
            <text:p><text:a xlink:href="http://opencores.org/project,tg68">http://opencores.org/project,tg68</text:a></text:p>
          </table:table-cell>
          <table:table-cell office:value-type="string">
            <text:p>LGPL 3+</text:p>
          </table:table-cell>
          <table:table-cell office:value-type="string">
            <text:p>yes</text:p>
          </table:table-cell>
          <table:table-cell office:value-type="string">
            <text:p>stable</text:p>
          </table:table-cell>
          <table:table-cell office:value-type="string">
            <text:p>gcc</text:p>
          </table:table-cell>
          <table:table-cell/>
          <table:table-cell office:value-type="string">
            <text:p>embedded CPU</text:p>
          </table:table-cell>
          <table:table-cell office:value-type="string">
            <text:p>VHDL</text:p>
          </table:table-cell>
          <table:table-cell office:value-type="string">
            <text:p>68000 compatible</text:p>
          </table:table-cell>
          <table:table-cell/>
        </table:table-row>
        <table:table-row table:style-name="ro1">
          <table:table-cell office:value-type="string">
            <text:p>Tiny Instruction Set Computer</text:p>
          </table:table-cell>
          <table:table-cell office:value-type="string">
            <text:p><text:a xlink:href="http://opencores.org/project,tisc">http://opencores.org/project,tisc</text:a></text:p>
          </table:table-cell>
          <table:table-cell office:value-type="string">
            <text:p>free</text:p>
          </table:table-cell>
          <table:table-cell office:value-type="string">
            <text:p>no</text:p>
          </table:table-cell>
          <table:table-cell office:value-type="string">
            <text:p>beta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VHDL</text:p>
          </table:table-cell>
          <table:table-cell office:value-type="string">
            <text:p>similar to MCPU</text:p>
          </table:table-cell>
          <table:table-cell/>
        </table:table-row>
        <table:table-row table:style-name="ro1">
          <table:table-cell office:value-type="string">
            <text:p>Tiny64</text:p>
          </table:table-cell>
          <table:table-cell office:value-type="string">
            <text:p><text:a xlink:href="http://opencores.org/project,tiny64">http://opencores.org/project,tiny64</text:a></text:p>
          </table:table-cell>
          <table:table-cell office:value-type="string">
            <text:p>No license text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table:number-columns-repeated="3"/>
          <table:table-cell office:value-type="string">
            <text:p>VHDL</text:p>
          </table:table-cell>
          <table:table-cell/>
          <table:table-cell office:value-type="string">
            <text:p>64bit Risc, no interrupt, no caches, no mmu</text:p>
          </table:table-cell>
        </table:table-row>
        <table:table-row table:style-name="ro1">
          <table:table-cell office:value-type="string">
            <text:p>tiny8</text:p>
          </table:table-cell>
          <table:table-cell office:value-type="string">
            <text:p><text:a xlink:href="http://opencores.org/project,tiny8">http://opencores.org/project,tiny8</text:a></text:p>
          </table:table-cell>
          <table:table-cell office:value-type="string">
            <text:p>probably unusable / No license text</text:p>
          </table:table-cell>
          <table:table-cell office:value-type="string">
            <text:p>no</text:p>
          </table:table-cell>
          <table:table-cell office:value-type="string">
            <text:p>mature</text:p>
          </table:table-cell>
          <table:table-cell table:number-columns-repeated="2"/>
          <table:table-cell office:value-type="string">
            <text:p>tiny micro-controller</text:p>
          </table:table-cell>
          <table:table-cell office:value-type="string">
            <text:p>Altera gui ??</text:p>
          </table:table-cell>
          <table:table-cell/>
          <table:table-cell office:value-type="string">
            <text:p>8bit cisc</text:p>
          </table:table-cell>
        </table:table-row>
        <table:table-row table:style-name="ro1">
          <table:table-cell office:value-type="string">
            <text:p>TotalCPU</text:p>
          </table:table-cell>
          <table:table-cell office:value-type="string">
            <text:p><text:a xlink:href="http://opencores.org/project,totalcpu">http://opencores.org/project,totalcpu</text:a></text:p>
          </table:table-cell>
          <table:table-cell table:style-name="ce2" office:value-type="string">
            <text:p>Free / warn for future charges...</text:p>
          </table:table-cell>
          <table:table-cell office:value-type="string">
            <text:p>no</text:p>
          </table:table-cell>
          <table:table-cell office:value-type="string">
            <text:p>alpha</text:p>
          </table:table-cell>
          <table:table-cell table:number-columns-repeated="3"/>
          <table:table-cell office:value-type="string">
            <text:p>verilog</text:p>
          </table:table-cell>
          <table:table-cell/>
          <table:table-cell office:value-type="string">
            <text:p>12bit instruction, 12 to 64 bit data</text:p>
          </table:table-cell>
        </table:table-row>
        <table:table-row table:style-name="ro1">
          <table:table-cell office:value-type="string">
            <text:p>TV80</text:p>
          </table:table-cell>
          <table:table-cell office:value-type="string">
            <text:p><text:a xlink:href="http://opencores.org/project,tv80">http://opencores.org/project,tv80</text:a></text:p>
          </table:table-cell>
          <table:table-cell office:value-type="string">
            <text:p>BSD</text:p>
          </table:table-cell>
          <table:table-cell office:value-type="string">
            <text:p>probably</text:p>
          </table:table-cell>
          <table:table-cell office:value-type="string">
            <text:p>mature</text:p>
          </table:table-cell>
          <table:table-cell table:number-columns-repeated="3"/>
          <table:table-cell office:value-type="string">
            <text:p>verilog</text:p>
          </table:table-cell>
          <table:table-cell office:value-type="string">
            <text:p>Z80-compatible</text:p>
          </table:table-cell>
          <table:table-cell/>
        </table:table-row>
        <table:table-row table:style-name="ro1">
          <table:table-cell office:value-type="string">
            <text:p>UCore</text:p>
          </table:table-cell>
          <table:table-cell office:value-type="string">
            <text:p><text:a xlink:href="http://opencores.org/project,ucore">http://opencores.org/project,ucore</text:a></text:p>
          </table:table-cell>
          <table:table-cell office:value-type="string">
            <text:p>BSD like</text:p>
          </table:table-cell>
          <table:table-cell office:value-type="string">
            <text:p>probably</text:p>
          </table:table-cell>
          <table:table-cell office:value-type="string">
            <text:p>stable</text:p>
          </table:table-cell>
          <table:table-cell office:value-type="string">
            <text:p>gcc</text:p>
          </table:table-cell>
          <table:table-cell/>
          <table:table-cell office:value-type="string">
            <text:p>embedded CPU</text:p>
          </table:table-cell>
          <table:table-cell office:value-type="string">
            <text:p>verilog</text:p>
          </table:table-cell>
          <table:table-cell office:value-type="string">
            <text:p>MIPS32R2 Instruction Set.</text:p>
          </table:table-cell>
          <table:table-cell/>
        </table:table-row>
        <table:table-row table:style-name="ro1">
          <table:table-cell office:value-type="string">
            <text:p>Wishbone High Performance Z80</text:p>
          </table:table-cell>
          <table:table-cell office:value-type="string">
            <text:p><text:a xlink:href="http://opencores.org/project,wb_z80">http://opencores.org/project,wb_z80</text:a></text:p>
          </table:table-cell>
          <table:table-cell office:value-type="string">
            <text:p>BSD like</text:p>
          </table:table-cell>
          <table:table-cell office:value-type="string">
            <text:p>probably</text:p>
          </table:table-cell>
          <table:table-cell office:value-type="string">
            <text:p>stable</text:p>
          </table:table-cell>
          <table:table-cell table:number-columns-repeated="3"/>
          <table:table-cell office:value-type="string">
            <text:p>verilog</text:p>
          </table:table-cell>
          <table:table-cell office:value-type="string">
            <text:p>Z80-compatible</text:p>
          </table:table-cell>
          <table:table-cell/>
        </table:table-row>
        <table:table-row table:style-name="ro1">
          <table:table-cell office:value-type="string">
            <text:p>YACC-Yet Another CPU CPU</text:p>
          </table:table-cell>
          <table:table-cell office:value-type="string">
            <text:p><text:a xlink:href="http://opencores.org/project,yacc">http://opencores.org/project,yacc</text:a></text:p>
          </table:table-cell>
          <table:table-cell office:value-type="string">
            <text:p>No license text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office:value-type="string">
            <text:p>gcc</text:p>
          </table:table-cell>
          <table:table-cell/>
          <table:table-cell office:value-type="string">
            <text:p>embedded CPU</text:p>
          </table:table-cell>
          <table:table-cell office:value-type="string">
            <text:p>verilog</text:p>
          </table:table-cell>
          <table:table-cell office:value-type="string">
            <text:p>mips I instruction set</text:p>
          </table:table-cell>
          <table:table-cell/>
        </table:table-row>
        <table:table-row table:style-name="ro1">
          <table:table-cell office:value-type="string">
            <text:p>Yellow Star</text:p>
          </table:table-cell>
          <table:table-cell office:value-type="string">
            <text:p><text:a xlink:href="http://opencores.org/project,yellowstar">http://opencores.org/project,yellowstar</text:a></text:p>
          </table:table-cell>
          <table:table-cell office:value-type="string">
            <text:p>No license text</text:p>
          </table:table-cell>
          <table:table-cell office:value-type="string">
            <text:p>no</text:p>
          </table:table-cell>
          <table:table-cell office:value-type="string">
            <text:p>stable</text:p>
          </table:table-cell>
          <table:table-cell office:value-type="string">
            <text:p>gcc</text:p>
          </table:table-cell>
          <table:table-cell/>
          <table:table-cell office:value-type="string">
            <text:p>embedded CPU</text:p>
          </table:table-cell>
          <table:table-cell office:value-type="string">
            <text:p>Schematics ?</text:p>
          </table:table-cell>
          <table:table-cell office:value-type="string">
            <text:p>MIPS R3000 instruction</text:p>
          </table:table-cell>
          <table:table-cell/>
        </table:table-row>
      </table:table>
      <table:table table:name="About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Open Cpu Study Summary</text:p>
          </table:table-cell>
        </table:table-row>
        <table:table-row table:style-name="ro1">
          <table:table-cell office:value-type="string">
            <text:p>by JulienViard de Galbert &lt;<text:a xlink:href="mailto:julien@silicone.homelinux.org">julien@silicone.homelinux.org</text:a>&gt;</text:p>
          </table:table-cell>
        </table:table-row>
        <table:table-row table:style-name="ro1">
          <table:table-cell office:value-type="string">
            <text:p>This file is part of my website <text:a xlink:href="http://silicone.homelinux.org/">http://silicone.homelinux.org/</text:a> where you can find the latest version.</text:p>
          </table:table-cell>
        </table:table-row>
        <table:table-row table:style-name="ro1">
          <table:table-cell office:value-type="string">
            <text:p>And is licensed under a Creative Commons Attribution-ShareAlike 3.0 Unported License (<text:a xlink:href="http://creativecommons.org/licenses/by-sa/3.0/">http://creativecommons.org/licenses/by-sa/3.0/</text:a>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All trademarks, service marks, registered trademarks, product and service names and company names listed on the spreadsheet are the property of their respective owner.</text:p>
          </table:table-cell>
        </table:table-row>
      </table:table>
      <table:named-expressions>
        <table:named-range table:name="gator_microprocessor_(gup)_overview" table:base-cell-address="$'Open CPU'.$A$45" table:cell-range-address="$'Open CPU'.$A$4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2">02/09/2010</text:date>, <text:time>14:1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Viard de Galbert</meta:initial-creator>
    <meta:creation-date>2010-08-12T15:41:55</meta:creation-date>
    <meta:editing-duration>PT42H09M32S</meta:editing-duration>
    <meta:editing-cycles>40</meta:editing-cycles>
    <meta:generator>OpenOffice.org/3.2$Unix OpenOffice.org_project/320m19$Build-9505</meta:generator>
    <dc:description>This document is part of http://silicone.homelinux.org/ web site.
It released under the CC-BY-SA licence available at:
href="http://creativecommons.org/licenses/by-sa/3.0/</dc:description>
    <dc:title>Open Cpu Study Summary</dc:title>
    <dc:date>2010-09-02T14:17:13</dc:date>
    <dc:creator>Julien Viard de Galbert</dc:creator>
    <meta:document-statistic meta:table-count="2" meta:cell-count="760" meta:object-count="0"/>
  </office:meta>
</office:document-meta>
</file>